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Purisa" svg:font-family="Puris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style>
    <style:style style:name="P4" style:family="paragraph" style:parent-style-name="Standard" style:list-style-name="L1">
      <style:paragraph-properties fo:text-align="start" style:justify-single-word="false"/>
    </style:style>
    <style:style style:name="P5" style:family="paragraph" style:parent-style-name="Standard" style:list-style-name="L2">
      <style:paragraph-properties fo:text-align="start" style:justify-single-word="false"/>
    </style:style>
    <style:style style:name="P6" style:family="paragraph" style:parent-style-name="Standard" style:list-style-name="L3">
      <style:paragraph-properties fo:text-align="start" style:justify-single-word="false"/>
    </style:style>
    <style:style style:name="P7" style:family="paragraph" style:parent-style-name="Standard" style:list-style-name="L4">
      <style:paragraph-properties fo:text-align="start" style:justify-single-word="false"/>
    </style:style>
    <style:style style:name="P8" style:family="paragraph" style:parent-style-name="Standard" style:list-style-name="L5">
      <style:paragraph-properties fo:text-align="start" style:justify-single-word="false"/>
    </style:style>
    <style:style style:name="P9" style:family="paragraph" style:parent-style-name="Standard" style:list-style-name="L6">
      <style:paragraph-properties fo:text-align="start" style:justify-single-word="false"/>
    </style:style>
    <style:style style:name="P10" style:family="paragraph" style:parent-style-name="Standard">
      <style:paragraph-properties fo:text-align="start" style:justify-single-word="false">
        <style:tab-stops>
          <style:tab-stop style:position="-0.4236in"/>
          <style:tab-stop style:position="-0.389in"/>
          <style:tab-stop style:position="-0.3543in"/>
          <style:tab-stop style:position="-0.3472in"/>
          <style:tab-stop style:position="-0.2638in"/>
        </style:tab-stops>
      </style:paragraph-properties>
    </style:style>
    <style:style style:name="P11" style:family="paragraph" style:parent-style-name="Standard" style:list-style-name="L9">
      <style:paragraph-properties fo:text-align="start" style:justify-single-word="false">
        <style:tab-stops>
          <style:tab-stop style:position="-0.4236in"/>
          <style:tab-stop style:position="-0.389in"/>
          <style:tab-stop style:position="-0.3543in"/>
          <style:tab-stop style:position="-0.3472in"/>
          <style:tab-stop style:position="-0.2638in"/>
        </style:tab-stops>
      </style:paragraph-properties>
    </style:style>
    <style:style style:name="P12" style:family="paragraph" style:parent-style-name="Standard">
      <style:paragraph-properties fo:text-align="start" style:justify-single-word="false">
        <style:tab-stops>
          <style:tab-stop style:position="-0.4236in"/>
          <style:tab-stop style:position="-0.389in"/>
          <style:tab-stop style:position="-0.3543in"/>
          <style:tab-stop style:position="-0.3472in"/>
          <style:tab-stop style:position="-0.2638in"/>
        </style:tab-stops>
      </style:paragraph-properties>
    </style:style>
    <style:style style:name="P13" style:family="paragraph" style:parent-style-name="Standard" style:list-style-name="L10">
      <style:paragraph-properties fo:text-align="start" style:justify-single-word="false">
        <style:tab-stops>
          <style:tab-stop style:position="-0.4236in"/>
          <style:tab-stop style:position="-0.389in"/>
          <style:tab-stop style:position="-0.3543in"/>
          <style:tab-stop style:position="-0.3472in"/>
          <style:tab-stop style:position="-0.2638in"/>
        </style:tab-stops>
      </style:paragraph-properties>
    </style:style>
    <style:style style:name="P14" style:family="paragraph" style:parent-style-name="Standard" style:list-style-name="L14">
      <style:paragraph-properties fo:text-align="start" style:justify-single-word="false">
        <style:tab-stops>
          <style:tab-stop style:position="-0.4236in"/>
          <style:tab-stop style:position="-0.389in"/>
          <style:tab-stop style:position="-0.3543in"/>
          <style:tab-stop style:position="-0.3472in"/>
          <style:tab-stop style:position="-0.2638in"/>
        </style:tab-stops>
      </style:paragraph-properties>
    </style:style>
    <style:style style:name="P15" style:family="paragraph" style:parent-style-name="Standard" style:list-style-name="L16">
      <style:paragraph-properties fo:text-align="start" style:justify-single-word="false">
        <style:tab-stops>
          <style:tab-stop style:position="-0.4236in"/>
          <style:tab-stop style:position="-0.389in"/>
          <style:tab-stop style:position="-0.3543in"/>
          <style:tab-stop style:position="-0.3472in"/>
          <style:tab-stop style:position="-0.2638in"/>
        </style:tab-stops>
      </style:paragraph-properties>
    </style:style>
    <style:style style:name="P16" style:family="paragraph" style:parent-style-name="Standard" style:list-style-name="L2">
      <style:paragraph-properties fo:margin-left="0.25in" fo:margin-right="0in" fo:text-align="start" style:justify-single-word="false" fo:text-indent="-0.25in" style:auto-text-indent="false">
        <style:tab-stops/>
      </style:paragraph-properties>
    </style:style>
    <style:style style:name="T1" style:family="text">
      <style:text-properties fo:font-style="italic" style:font-style-asian="italic" style:font-style-complex="italic"/>
    </style:style>
    <style:style style:name="T2" style:family="text">
      <style:text-properties style:font-name="Purisa" fo:font-style="italic" style:text-underline-style="none" style:font-style-asian="italic" style:font-style-complex="italic"/>
    </style:style>
    <style:style style:name="T3" style:family="text">
      <style:text-properties style:font-name="Purisa" fo:font-style="italic" style:font-style-asian="italic" style:font-style-complex="italic"/>
    </style:style>
    <style:style style:name="T4" style:family="text">
      <style:text-properties style:font-name="Purisa"/>
    </style:style>
    <style:style style:name="T5" style:family="text">
      <style:text-properties style:font-name="Purisa" fo:font-style="italic" style:font-style-asian="italic" style:font-style-complex="italic"/>
    </style:style>
    <style:style style:name="T6" style:family="text">
      <style:text-properties style:font-name="Purisa" fo:font-size="8pt" fo:font-style="italic" style:font-size-asian="8pt" style:font-style-asian="italic" style:font-size-complex="8pt" style:font-style-complex="italic"/>
    </style:style>
    <style:style style:name="T7" style:family="text">
      <style:text-properties style:text-underline-style="solid" style:text-underline-width="auto" style:text-underline-color="font-color"/>
    </style:style>
    <style:style style:name="T8" style:family="text">
      <style:text-properties style:font-name="Liberation Serif" fo:font-size="12pt" fo:font-style="italic" style:font-size-asian="10.5pt" style:font-style-asian="italic" style:font-size-complex="12pt"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346in" fo:text-indent="-0.25in" fo:margin-left="3.7346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style>
    <text:list-style style:name="L10">
      <text:list-level-style-number text:level="1" text:style-name="Numbering_20_Symbols" style:num-suffix="." style:num-format="1" text:start-value="2">
        <style:list-level-properties text:list-level-position-and-space-mode="label-alignment">
          <style:list-level-label-alignment text:label-followed-by="listtab" text:list-tab-stop-position="2in" fo:text-indent="-0.25in" fo:margin-left="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fo:text-inden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andardization of Modules For DeathRay </text:p>
      <text:p text:style-name="P1"/>
      <text:list xml:id="list794933993" text:style-name="L1">
        <text:list-item>
          <text:p text:style-name="P4">Introduction:</text:p>
        </text:list-item>
      </text:list>
      <text:p text:style-name="P2"><text:tab/><text:tab/>This document will show the best way of writing modules for DeathRay. Modules are the fixed commands. They are used to get a certain value with certain command. They are useful to organize the data base of DeathRay program. In this manual, we will explain the steps of building a new modules. </text:p>
      <text:p text:style-name="P2"/>
      <text:p text:style-name="P2">Warning: Please, Fallow the instructions step by step to avoid confusing.</text:p>
      <text:p text:style-name="P2">Warning: Please, keep the same method to avoid crashing the program. <text:s/></text:p>
      <text:p text:style-name="P2">Note: All modules will be under xxxx license</text:p>
      <text:list xml:id="list299751422" text:style-name="L2">
        <text:list-item>
          <text:p text:style-name="P5">Steps:</text:p>
          <text:list>
            <text:list-item>
              <text:p text:style-name="P5">Documentation:</text:p>
              <text:list>
                <text:list-item>
                  <text:p text:style-name="P5">In the beginning <text:s/>of the module file, the developer has to write a documentation of the module. So that, it will be clear to everyone ehat the module will exactly do. The documentation will required certain information. These information <text:s/>are as fallowing: </text:p>
                </text:list-item>
              </text:list>
            </text:list-item>
          </text:list>
        </text:list-item>
      </text:list>
      <text:list xml:id="list1815151810" text:style-name="L3">
        <text:list-item>
          <text:p text:style-name="P6">Name: <text:s/>(Which contain the name of the module (not necessary to be the exact name of <text:s/>module (see Fig1)<text:tab/></text:p>
        </text:list-item>
      </text:list>
      <text:list xml:id="list957364972" text:style-name="L4">
        <text:list-item>
          <text:list>
            <text:list-item>
              <text:list>
                <text:list-item>
                  <text:p text:style-name="P7">Made by: (Who is making the module)</text:p>
                </text:list-item>
                <text:list-item>
                  <text:p text:style-name="P7">Date: (When the file was made)</text:p>
                </text:list-item>
                <text:list-item>
                  <text:p text:style-name="P7">Goal: (The purpose of the module)</text:p>
                </text:list-item>
                <text:list-item>
                  <text:p text:style-name="P7">Devices: (List of all devices, which will work with this command)</text:p>
                </text:list-item>
                <text:list-item>
                  <text:p text:style-name="P7">Modifiers: (list of names of all developers, who modify the code, includes the time)</text:p>
                </text:list-item>
              </text:list>
            </text:list-item>
          </text:list>
        </text:list-item>
      </text:list>
      <text:p text:style-name="P2"/>
      <text:list xml:id="list542082198" text:continue-list="list299751422" text:style-name="L2">
        <text:list-item>
          <text:list>
            <text:list-item>
              <text:list>
                <text:list-item>
                  <text:p text:style-name="P5">The writing of the information must fallow the same style to make it easy to read in the future. (see Fig2)</text:p>
                </text:list-item>
              </text:list>
            </text:list-item>
            <text:list-item>
              <text:p text:style-name="P5">Code:</text:p>
              <text:list>
                <text:list-item>
                  <text:p text:style-name="P5">The mode must have a class on it. This class must be called “<text:span text:style-name="T2">main</text:span>” for standardization purpose. </text:p>
                </text:list-item>
                <text:list-item>
                  <text:p text:style-name="P5">The module must import <text:span text:style-name="T7">libgpib</text:span> library by writing “<text:span text:style-name="T3">import libgpib</text:span>” (see Fig#x)</text:p>
                </text:list-item>
                <text:list-item>
                  <text:p text:style-name="P5">Under the class, there are four definitions. (warning: the name of definitions are not changeable. Please keep them as are for standardization purpose) They are: </text:p>
                  <text:list>
                    <text:list-item>
                      <text:p text:style-name="P5">“<text:span text:style-name="T3">__init__(self, IPad, Gpibad, namdev)</text:span>”:</text:p>
                      <text:list>
                        <text:list-item>
                          <text:p text:style-name="P5">The purpose of this definition is to store the feeded information for the class. </text:p>
                        </text:list-item>
                        <text:list-item>
                          <text:p text:style-name="P5">The class is going to required three items (can be four for controlling purpose): </text:p>
                        </text:list-item>
                      </text:list>
                    </text:list-item>
                  </text:list>
                </text:list-item>
              </text:list>
            </text:list-item>
          </text:list>
        </text:list-item>
      </text:list>
      <text:list xml:id="list2030528777" text:style-name="L5">
        <text:list-item>
          <text:list>
            <text:list-item>
              <text:list>
                <text:list-item>
                  <text:p text:style-name="P8">IP address. (to locate the device in the network)</text:p>
                </text:list-item>
                <text:list-item>
                  <text:p text:style-name="P8">Gpib address. (to locate the device within the Gpib network)</text:p>
                </text:list-item>
                <text:list-item>
                  <text:p text:style-name="P8">Name of the device. (for checking purpose)</text:p>
                </text:list-item>
              </text:list>
            </text:list-item>
          </text:list>
        </text:list-item>
      </text:list>
      <text:list xml:id="list1479007064" text:continue-list="list542082198" text:style-name="L2">
        <text:list-item>
          <text:list>
            <text:list-item>
              <text:list>
                <text:list-item>
                  <text:list>
                    <text:list-item>
                      <text:list>
                        <text:list-item>
                          <text:p text:style-name="P5">These information will be stored under variables names. These names is up to the developer. However, we are strongly recommending special names for variables (to keep everything same) as fallowing (see Fig3): <text:s/></text:p>
                        </text:list-item>
                      </text:list>
                    </text:list-item>
                  </text:list>
                </text:list-item>
              </text:list>
            </text:list-item>
          </text:list>
        </text:list-item>
      </text:list>
      <text:list xml:id="list1814756425" text:style-name="L6">
        <text:list-item>
          <text:list>
            <text:list-item>
              <text:list>
                <text:list-item>
                  <text:list>
                    <text:list-item>
                      <text:list>
                        <text:list-item>
                          <text:p text:style-name="P9">“<text:span text:style-name="T3">self.ip_id = Ipad</text:span><text:span text:style-name="T1">”</text:span></text:p>
                        </text:list-item>
                        <text:list-item>
                          <text:p text:style-name="P9"><text:span text:style-name="T1">“</text:span><text:span text:style-name="T3">self.gpib_id = Gpibad</text:span><text:span text:style-name="T1">”</text:span></text:p>
                        </text:list-item>
                        <text:list-item>
                          <text:p text:style-name="P9"><text:span text:style-name="T1">“</text:span><text:span text:style-name="T3">self.name_of_device = namdev</text:span><text:span text:style-name="T1">”</text:span></text:p>
                        </text:list-item>
                      </text:list>
                    </text:list-item>
                  </text:list>
                </text:list-item>
              </text:list>
            </text:list-item>
          </text:list>
        </text:list-item>
      </text:list>
      <text:list xml:id="list1046260750" text:continue-list="list1479007064" text:style-name="L2">
        <text:list-item>
          <text:list>
            <text:list-item>
              <text:list>
                <text:list-item>
                  <text:list>
                    <text:list-item>
                      <text:list>
                        <text:list-item>
                          <text:p text:style-name="P5"><text:soft-page-break/><text:s/>Do not worry about the “<text:span text:style-name="T3">self</text:span>” requirement. It is for programming purpose. </text:p>
                        </text:list-item>
                      </text:list>
                    </text:list-item>
                    <text:list-item>
                      <text:p text:style-name="P5">“<text:span text:style-name="T3">rightdevice(self)</text:span>”:</text:p>
                      <text:list>
                        <text:list-item>
                          <text:p text:style-name="P5"><text:s/>The purpose of this definition is to check the compilability of the command with the devices. </text:p>
                        </text:list-item>
                        <text:list-item>
                          <text:p text:style-name="P5"><text:s/>It will contain an array of devices. Even if the command only work with one device, it has to be in this array. This list od devices have to be the same as the list of devices in the documentation part (see Fig4). </text:p>
                        </text:list-item>
                        <text:list-item>
                          <text:p text:style-name="P5">The devices have to be written manually with their full name (Ex: 34401A Digital Multimeter ===&gt; hp34401a &lt;---- hp is the name of company). So, the rules of writing the name is by writing the name of company + name of the brand. </text:p>
                        </text:list-item>
                        <text:list-item>
                          <text:p text:style-name="P5">Do not worry about the “<text:span text:style-name="T3">self</text:span>” requirement. It is for programming purpose.</text:p>
                        </text:list-item>
                      </text:list>
                    </text:list-item>
                    <text:list-item>
                      <text:p text:style-name="P5"><text:s/>“<text:span text:style-name="T3">check(self)</text:span>”:</text:p>
                      <text:list>
                        <text:list-item>
                          <text:p text:style-name="P5">The purpose of this definition is to check if the given device (from the user) will work with the command to avoid crash and time-out errors. </text:p>
                        </text:list-item>
                        <text:list-item>
                          <text:p text:style-name="P5">It is going to compare the name of given device to the list of devices in the “<text:span text:style-name="T3">rightdevice(self)</text:span>” definition. <text:s/></text:p>
                        </text:list-item>
                        <text:list-item>
                          <text:p text:style-name="P5">After that, it will return a <text:span text:style-name="T7">true</text:span> of a <text:span text:style-name="T7">false</text:span> value.</text:p>
                        </text:list-item>
                      </text:list>
                    </text:list-item>
                    <text:list-item>
                      <text:p text:style-name="P5"><text:s/>“command(self)”:</text:p>
                      <text:list>
                        <text:list-item>
                          <text:p text:style-name="P5">The definition contains the SCPI (SCPI commands are communication commands. They are used via Gpib) command to get to the goal. </text:p>
                        </text:list-item>
                        <text:list-item>
                          <text:p text:style-name="P5">This definition will return the value of required goal. </text:p>
                        </text:list-item>
                        <text:list-item>
                          <text:p text:style-name="P5">The definition (focus here) use <text:span text:style-name="T7">libgpib</text:span> library for communication purpose via Gpib network. Moreover, we are only going to use the fallowing command: </text:p>
                        </text:list-item>
                      </text:list>
                    </text:list-item>
                  </text:list>
                </text:list-item>
              </text:list>
            </text:list-item>
          </text:list>
          <text:p text:style-name="P16">---&gt; “<text:span text:style-name="T6">libgpib.devicename(host='IPnumber', device='Gpibnumber').transaction('SCPIcommand')</text:span>”</text:p>
          <text:list>
            <text:list-item>
              <text:list>
                <text:list-item>
                  <text:list>
                    <text:list-item>
                      <text:list>
                        <text:list-header>
                          <text:p text:style-name="P5">For example: to find a dc voltage for hp34401a multimeter with given IP = 192.168.1.1 and Gpib address = gpib0,10, the command will be as fallowing :</text:p>
                        </text:list-header>
                      </text:list>
                    </text:list-item>
                  </text:list>
                </text:list-item>
              </text:list>
            </text:list-item>
          </text:list>
        </text:list-item>
      </text:list>
      <text:p text:style-name="P2"><text:s text:c="6"/>---&gt; “<text:span text:style-name="T6">libgpib.hp34401a(host='192.168.1.1', device='gpib0,10').transaction('meas.volt.dc?')</text:span>”</text:p>
      <text:list xml:id="list1726690275" text:continue-numbering="true" text:style-name="L2">
        <text:list-item>
          <text:list>
            <text:list-item>
              <text:list>
                <text:list-item>
                  <text:list>
                    <text:list-item>
                      <text:list>
                        <text:list-item>
                          <text:p text:style-name="P5">In the code, because of the command need external inputs, we can not write it as in the example, we have to we divided to two lines (see Fig#x): </text:p>
                        </text:list-item>
                      </text:list>
                    </text:list-item>
                  </text:list>
                </text:list-item>
              </text:list>
            </text:list-item>
          </text:list>
        </text:list-item>
      </text:list>
      <text:list xml:id="list725280154" text:style-name="L9">
        <text:list-item>
          <text:p text:style-name="P11">The first line uses the command “eval” to put together all external inputs on one string. Then, the line will be equal to variable (Ex: m). For Example:</text:p>
        </text:list-item>
      </text:list>
      <text:p text:style-name="P10"><text:s text:c="6"/>---&gt; “<text:span text:style-name="T6">m = eval('libgpib.'+ self.name_of_device+'(host="'+self.ip_id+'", device="'+self.gpib_id+'")')</text:span>”</text:p>
      <text:p text:style-name="P10"><text:tab/><text:tab/><text:tab/><text:tab/>We are not expecting to change this line regardless of what the modules. <text:tab/><text:tab/><text:tab/><text:tab/><text:tab/>For that, use this line as its to avoid crash.</text:p>
      <text:list xml:id="list2040261343" text:style-name="L10">
        <text:list-item>
          <text:p text:style-name="P13">The second line is compilation of the first line. It contains SCPI command. The result of the transaction will be three parts. The third part is the result of the SCPI command. For that, we will only take third part by assigning doing the fallowing: <text:s/></text:p>
        </text:list-item>
      </text:list>
      <text:p text:style-name="P10"><text:s text:c="6"/>---&gt; “<text:span text:style-name="T6">z , c , voltfix = m.transaction('SCPIcommandhere')</text:span>”</text:p>
      <text:p text:style-name="P10"><text:tab/><text:tab/><text:tab/><text:tab/>So that, if the SCPI command is [<text:span text:style-name="T3">meas:volt:dc?</text:span>], it is going to be:</text:p>
      <text:p text:style-name="P10"><text:s text:c="6"/>---&gt; “<text:span text:style-name="T6">z , c , voltfix = m.transaction('SCPIcommandhere')</text:span><text:span text:style-name="T8">”</text:span></text:p>
      <text:p text:style-name="P10"><text:tab/><text:tab/><text:tab/><text:tab/>So that, the “<text:span text:style-name="T4">voltfix</text:span>” variable contains the result of the command. So as <text:soft-page-break/><text:tab/><text:tab/><text:tab/><text:tab/>you see, the only thing you need to modify in this line is the SCPI <text:tab/><text:tab/><text:tab/><text:tab/><text:tab/>command only for new modules.(Note: You need put the SCPI command <text:tab/><text:tab/><text:tab/><text:tab/><text:tab/>(with quotation mark) in its place)</text:p>
      <text:p text:style-name="P10"/>
      <text:p text:style-name="P10"/>
      <text:list xml:id="list816641118" text:style-name="L16">
        <text:list-item>
          <text:p text:style-name="P15">Conclusion: </text:p>
        </text:list-item>
      </text:list>
      <text:list xml:id="list2141588364" text:style-name="L14">
        <text:list-item>
          <text:list>
            <text:list-item>
              <text:list>
                <text:list-header>
                  <text:p text:style-name="P14"/>
                </text:list-header>
              </text:list>
            </text:list-item>
          </text:list>
        </text:list-item>
      </text:list>
      <text:p text:style-name="P10"/>
      <text:p text:style-name="P10"/>
      <text:p text:style-name="Standard"/>
      <text:p text:style-name="Standard">note: mention something about the docstring </text:p>
      <text:p text:style-name="Standard">note: make a shortcut way of how make new module.</text:p>
      <text:p text:style-name="Standard">Note: (idea) make Gui way of making new module (good for adding new commands)</text:p>
      <text:p text:style-name="Standard">Note: the name of definitions are not changeable. </text:p>
      <text:p text:style-name="Standard">Note: the template is not done yet.</text:p>
      <text:p text:style-name="Standard">Note: Picture are not ready yet</text:p>
      <text:p text:style-name="Standard">Note; the way of feeding information via the “main” command (has to be explained somehow) </text:p>
      <text:p text:style-name="Standard">Note: add the control feed information and their effect in “__init__” and “command”. </text:p>
      <text:p text:style-name="Standard">Note: (idea) add the ability to break the whole program (the right way, which is by cancelling the transaction connection first (see Nick email about that). The, …..)</text:p>
      <text:p text:style-name="Standard">Note: complete the conclusion by advising what exactly should they change for new modules. Moreover, advising them to use the tool GUI (not ready yet)</text:p>
      <text:p text:style-name="Standard">Note: make a section for quick tutorial. </text:p>
      <text:p text:style-name="Standard">Note: mention somewhere, modules only work in the Gpib devices (FPGA is not one of th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Purisa" svg:font-family="Puris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Zen Hei" style:font-size-asian="24pt" style:font-weight-asian="bold" style:font-name-complex="Lohit Hindi"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mputer </meta:initial-creator>
    <meta:creation-date>2012-02-07T02:34:32</meta:creation-date>
    <dc:date>2012-02-07T15:48:30</dc:date>
    <dc:creator>computer </dc:creator>
    <meta:editing-duration>PT5H45M44S</meta:editing-duration>
    <meta:editing-cycles>30</meta:editing-cycles>
    <meta:generator>LOdev/3.5$Linux_X86_64 LibreOffice_project/c3bcb31-760cc4d-f39cf3d-1b2857e-60db978</meta:generator>
    <meta:document-statistic meta:table-count="0" meta:image-count="0" meta:object-count="0" meta:page-count="3" meta:paragraph-count="69" meta:word-count="1060" meta:character-count="5209" meta:non-whitespace-character-count="5155"/>
  </office:meta>
</office:document-meta>
</file>